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08c626" officeooo:paragraph-rsid="0008c626" style:font-size-asian="20pt" style:font-size-complex="20pt"/>
    </style:style>
    <style:style style:name="P2"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096477" officeooo:paragraph-rsid="00096477" style:font-size-asian="20pt" style:font-size-complex="20pt"/>
    </style:style>
    <style:style style:name="P3"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0e0fc0" officeooo:paragraph-rsid="000e0fc0" style:font-size-asian="20pt" style:font-size-complex="20pt"/>
    </style:style>
    <style:style style:name="P4"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0ebb70" officeooo:paragraph-rsid="00154116" style:font-size-asian="20pt" style:font-size-complex="20pt"/>
    </style:style>
    <style:style style:name="P5"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18bd36" officeooo:paragraph-rsid="0018bd36" style:font-size-asian="20pt" style:font-size-complex="20pt"/>
    </style:style>
    <style:style style:name="P6"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1be397" officeooo:paragraph-rsid="001be397" style:font-size-asian="20pt" style:font-size-complex="20pt"/>
    </style:style>
    <style:style style:name="P7"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1d6ddc" officeooo:paragraph-rsid="001d6ddc" style:font-size-asian="20pt" style:font-size-complex="20pt"/>
    </style:style>
    <style:style style:name="P8"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2423ce" officeooo:paragraph-rsid="002423ce" style:font-size-asian="20pt" style:font-size-complex="20pt"/>
    </style:style>
    <style:style style:name="P9"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26184a" officeooo:paragraph-rsid="0026184a" style:font-size-asian="20pt" style:font-size-complex="20pt"/>
    </style:style>
    <style:style style:name="P10"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280c70" officeooo:paragraph-rsid="00280c70" style:font-size-asian="20pt" style:font-size-complex="20pt"/>
    </style:style>
    <style:style style:name="P11"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2a9213" officeooo:paragraph-rsid="002a9213" style:font-size-asian="20pt" style:font-size-complex="20pt"/>
    </style:style>
    <style:style style:name="P12"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2bad87" officeooo:paragraph-rsid="002bad87" style:font-size-asian="20pt" style:font-size-complex="20pt"/>
    </style:style>
    <style:style style:name="P13"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2d9c74" officeooo:paragraph-rsid="002d9c74" style:font-size-asian="20pt" style:font-size-complex="20pt"/>
    </style:style>
    <style:style style:name="P14"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2f8499" officeooo:paragraph-rsid="002f8499" style:font-size-asian="20pt" style:font-size-complex="20pt"/>
    </style:style>
    <style:style style:name="P15"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3204c6" officeooo:paragraph-rsid="003204c6" style:font-size-asian="20pt" style:font-size-complex="20pt"/>
    </style:style>
    <style:style style:name="P16"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34c3e4" officeooo:paragraph-rsid="0034c3e4" style:font-size-asian="20pt" style:font-size-complex="20pt"/>
    </style:style>
    <style:style style:name="P17"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3501d5" officeooo:paragraph-rsid="003501d5" style:font-size-asian="20pt" style:font-size-complex="20pt"/>
    </style:style>
    <style:style style:name="P18"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36a1b9" officeooo:paragraph-rsid="003cb3d9" style:font-size-asian="20pt" style:font-size-complex="20pt"/>
    </style:style>
    <style:style style:name="P19"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3d4888" officeooo:paragraph-rsid="003d4888" style:font-size-asian="20pt" style:font-size-complex="20pt"/>
    </style:style>
    <style:style style:name="P20"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3f1636" officeooo:paragraph-rsid="003f1636" style:font-size-asian="20pt" style:font-size-complex="20pt"/>
    </style:style>
    <style:style style:name="P21"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402929" officeooo:paragraph-rsid="00402929" style:font-size-asian="20pt" style:font-size-complex="20pt"/>
    </style:style>
    <style:style style:name="P22"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440a57" officeooo:paragraph-rsid="00440a57" style:font-size-asian="20pt" style:font-size-complex="20pt"/>
    </style:style>
    <style:style style:name="P23"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46a110" officeooo:paragraph-rsid="0046a110" style:font-size-asian="20pt" style:font-size-complex="20pt"/>
    </style:style>
    <style:style style:name="P24"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46f51a" officeooo:paragraph-rsid="0046f51a" style:font-size-asian="20pt" style:font-size-complex="20pt"/>
    </style:style>
    <style:style style:name="P25"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482ccf" officeooo:paragraph-rsid="00482ccf" style:font-size-asian="20pt" style:font-size-complex="20pt"/>
    </style:style>
    <style:style style:name="P26"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49e31e" officeooo:paragraph-rsid="0049e31e" style:font-size-asian="20pt" style:font-size-complex="20pt"/>
    </style:style>
    <style:style style:name="P27"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154116" officeooo:paragraph-rsid="00154116" style:font-size-asian="20pt" style:font-size-complex="20pt"/>
    </style:style>
    <style:style style:name="P28" style:family="paragraph" style:parent-style-name="Standard">
      <style:paragraph-properties fo:margin-left="0cm" fo:margin-right="0cm" fo:margin-top="0cm" fo:margin-bottom="0cm" loext:contextual-spacing="true" fo:text-indent="0cm" style:auto-text-indent="false" style:writing-mode="page"/>
      <style:text-properties style:text-position="sub 58%" fo:font-size="20pt" officeooo:rsid="003cb3d9" officeooo:paragraph-rsid="003cb3d9" style:font-size-asian="20pt" style:font-size-complex="20pt"/>
    </style:style>
    <style:style style:name="T1" style:family="text">
      <style:text-properties officeooo:rsid="000a40b1"/>
    </style:style>
    <style:style style:name="T2" style:family="text">
      <style:text-properties officeooo:rsid="000c814d"/>
    </style:style>
    <style:style style:name="T3" style:family="text">
      <style:text-properties officeooo:rsid="0010b64e"/>
    </style:style>
    <style:style style:name="T4" style:family="text">
      <style:text-properties officeooo:rsid="001a0ca9"/>
    </style:style>
    <style:style style:name="T5" style:family="text">
      <style:text-properties officeooo:rsid="001ef2a7"/>
    </style:style>
    <style:style style:name="T6" style:family="text">
      <style:text-properties officeooo:rsid="0020bfa5"/>
    </style:style>
    <style:style style:name="T7" style:family="text">
      <style:text-properties officeooo:rsid="0021c023"/>
    </style:style>
    <style:style style:name="T8" style:family="text">
      <style:text-properties officeooo:rsid="00261bdf"/>
    </style:style>
    <style:style style:name="T9" style:family="text">
      <style:text-properties officeooo:rsid="002833a6"/>
    </style:style>
    <style:style style:name="T10" style:family="text">
      <style:text-properties officeooo:rsid="0029f382"/>
    </style:style>
    <style:style style:name="T11" style:family="text">
      <style:text-properties officeooo:rsid="002c0440"/>
    </style:style>
    <style:style style:name="T12" style:family="text">
      <style:text-properties officeooo:rsid="003052f5"/>
    </style:style>
    <style:style style:name="T13" style:family="text">
      <style:text-properties officeooo:rsid="003204c6"/>
    </style:style>
    <style:style style:name="T14" style:family="text">
      <style:text-properties officeooo:rsid="0033fd23"/>
    </style:style>
    <style:style style:name="T15" style:family="text">
      <style:text-properties officeooo:rsid="0038546b"/>
    </style:style>
    <style:style style:name="T16" style:family="text">
      <style:text-properties officeooo:rsid="003dc146"/>
    </style:style>
    <style:style style:name="T17" style:family="text">
      <style:text-properties officeooo:rsid="003febf3"/>
    </style:style>
    <style:style style:name="T18" style:family="text">
      <style:text-properties officeooo:rsid="0041f06c"/>
    </style:style>
    <style:style style:name="T19" style:family="text">
      <style:text-properties officeooo:rsid="004362c5"/>
    </style:style>
    <style:style style:name="T20" style:family="text">
      <style:text-properties officeooo:rsid="004530bb"/>
    </style:style>
    <style:style style:name="T21" style:family="text">
      <style:text-properties officeooo:rsid="0046f51a"/>
    </style:style>
    <style:style style:name="T22" style:family="text">
      <style:text-properties officeooo:rsid="004b9518"/>
    </style:style>
    <style:style style:name="T23" style:family="text">
      <style:text-properties officeooo:rsid="004d54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2">­</text:span>---Kohlenhydrate---</text:p>
      <text:p text:style-name="P1">-&gt;Zuckermolekühle</text:p>
      <text:p text:style-name="P1">-&gt;Treibstoff für Muskeln und Gehirn</text:p>
      <text:p text:style-name="P1">-&gt;Makro-Nährstoffe: Kohlenhydrate, Eiweis (Protein), Fett</text:p>
      <text:p text:style-name="P2">-&gt;Mikro-Nährstoffe: Mineralstoffe, Vitamine</text:p>
      <text:p text:style-name="P2">-&gt;Makro-Nährstoffe gelangen über das Blut zu den Zellen, wo sie verarbeitet werden.</text:p>
      <text:p text:style-name="P2">-&gt;Einfachzucker (Monosaccharide): Traubenzucker (Glukose), Fruchtzucker (Fructose).</text:p>
      <text:p text:style-name="P2">-&gt;Zweifachzucker (Disaccharide): Haushaltszucker, Malz- und Milchzucker. Kommen vor allem in Süßsigkeiten vor. Sind meist nur Energieträger.<text:span text:style-name="T2"> Besteht aus einem Teil Traubenzucker (Glucose) und einem Teil Fruchtzucker ( Fructose).</text:span></text:p>
      <text:p text:style-name="P2">-&gt;Mehrfachzucker (Polysaccharide): Wichtigstes Polysaccharide ist Stärke (Molekühlkette <text:span text:style-name="T1">aus </text:span><text:s/>Traubenzucker<text:span text:style-name="T1">-Molekühlen also Glucose-Molekühlen</text:span>). Müssen vor Aufnahmen in das Blut im Dünndarm aufgespalten werden. </text:p>
      <text:p text:style-name="P4">-&gt;Insulin: Ist ein Hormon (Hormone sind Botenstoffe, die den Zellen sagen, was sie machen sollen). Es sagt den Zellen, dass sie die Glu<text:span text:style-name="T13">k</text:span>ose aufnehmen und speichern sollen.<text:span text:style-name="T3"> In den Zellen wird bei bedarf, die Glucose zu Energie verbrannt, oder in langen Glucose-Ketten als Glykogen abgespeichert. Insulin sorgt auch dafür, dass Aminosäuren in Zellen und Fette in Fettgewebe aufgenommen werden.</text:span></text:p>
      <text:p text:style-name="P27">Singt der Insulinspiegel, werden Fette aus den Fettgewebe in das Blut abgegeben (Fett statt Glukose wird in den Zellen verbrannt). Ist der Insulinspiegel erhöt, können die Fettzellen kein Fett abgeben und alle Fette Werden in den Fettzellen gespeichert. </text:p>
      <text:p text:style-name="P3">-&gt;Traubenzucker (Glucose): Kann von jeder Zelle Aufgenommen und zu Energie Verbran<text:span text:style-name="T23">n</text:span>t werden.</text:p>
      <text:p text:style-name="P3">-&gt;Fruchtzucker (Fructose): Kann nur in der Leber Aufgenommen werden und muss in der Leber erst zu etwas Brauchbaren umgewandelt werden.</text:p>
      <text:p text:style-name="P5">-&gt;Insulin-Resistenz: Die Zellen nehmen, trotz In<text:span text:style-name="T7">s</text:span>ulin, keine Glykose auf. Erst wenn der Insulinspiegel sehr hoch ist, fängt die Zelle an, Glykose aufzunehmen<text:span text:style-name="T4">. Irgendwann kann die Bauchspeicheldrüse kein Insulin mehr produzieren (Diabetes mellitus typ 2). Nimmt man über längere Zeit zu viel Glykose zu sich, kann die Zelle nicht weiteres Glykogen Speichern und nimmt weiter Glykose auf, was Schädlich für die Zelle ist. Die Zelle schützt sich, indem sie eine Insulin-Resistenz aufbaut. </text:span></text:p>
      <text:p text:style-name="P7">-&gt;Cholesterin: Lipoproteine transportieren Cholesterin. Es gibt zwei Arten: LDL (transportieren Fett zu den Zellen) HDL (sammelt <text:span text:style-name="T10">überschüssiges Cholesterin ein</text:span>).<text:span text:style-name="T10"> </text:span>Cholesterin ist notwendig um Hormone und Gallensäure zu bilden<text:span text:style-name="T5"> und trägt zur Stabilität der Zellwände bei</text:span>.<text:span text:style-name="T5"> Es gehört zur Gruppe der Fette </text:span><text:soft-page-break/><text:span text:style-name="T5">(Lipide). Es wird in der Leber und im Darm Produziert. Es kann auch durch die Nahrung aufgenommen werden.</text:span></text:p>
      <text:p text:style-name="P6">-&gt;Hoher Insulinspiegel: Leber wandelt Glukose in Fett um.<text:span text:style-name="T6"> Es entstehen vermehrt</text:span> <text:s/><text:span text:style-name="T6">k</text:span>leine LDL-Cholesterin Partikel (Typ B)<text:span text:style-name="T6"> statt Typ A. Diese sind so klein, dass sie in Gefäßwände eindringen können und dort das Cholesterin (Fette also Lipide) ablagert. Die Gefäßkrankheit Arteriosklerose entsteht.</text:span></text:p>
      <text:p text:style-name="P8">-&gt;Fettleber: Die Leber nimmt Glykose auf und speichert sie als Glykogen. Bei Glykose-Mangel gibt sie Glykose in den Blutkreislauf ab, sie Reguliert also den Blutzuckerspiegel.</text:p>
      <text:p text:style-name="P9">Ist die Leber Verfettet, wird sie Insulin-Resistent und kann den Blutzuckerspiegel nicht mehr effektiv regulieren<text:span text:style-name="T8">, die Folge ist ein ständig erhöter Blutzuckerspiegel.</text:span></text:p>
      <text:p text:style-name="P10">Verfetten kann sie durch übermäßigen Alkoholkonsum oder zu vieler Glykose Zufuhr.<text:span text:style-name="T9"> Aber vor allem von Fruchtzucker (Fructose) die nur in der Leber aufgenommen werden kann.</text:span></text:p>
      <text:p text:style-name="P11">-&gt;Fructose: wird von der Leber entweder: in Glykose umgewandelt oder sie speichert die Energie als Fett.</text:p>
      <text:p text:style-name="P12">-&gt;Leptin: Ist das Fettgewebe gefüllt, wird im Fettgewebe Leptin produziert und in den Blutkreislauf abgegeben. Das Gehirn registriert das Leptin und stemuliert das Nervensystem in der Art und Weise, dass es lust auf Bewegung bekommt, Hungergefühl verschwindet und <text:span text:style-name="T11">sich wohl fühlt.</text:span></text:p>
      <text:p text:style-name="P13">Ein niedriger Leptinspiegel führt zu unwohl sein, Bewegungsunlust, Mehr Hunger.</text:p>
      <text:p text:style-name="P13">Durch einen hohen Insulinspiegel, kann das Leptin-Signal im Gehirn blockiert werden.</text:p>
      <text:p text:style-name="P14">-&gt;Übergewicht: Verfettet die Leber durch bspw. zu viel Fructose, wird sie Insulin-Resistent (nimmt weniger Glykose auf). Der Blutzuckerspiegel steigt und somit auch der Insulinspiegel. Der erhöte Insulinspiegel sagt den Zellen, sie sollen alles Fett im Blutkreislauf in dem Fettgewebe Speichern. Die Energie wir<text:span text:style-name="T14">d</text:span> gespeichert und kann nicht sofort verwändet werden, weshalb wieder Hunger auftritt. <text:span text:style-name="T12">Außerdem unterdrückt das Insulin, das Leptin-Signal im Gehirn</text:span></text:p>
      <text:p text:style-name="P15">-&gt;Low Carb Diät: Durch zufuhr von Gl<text:span text:style-name="T14">u</text:span>kose, wird als erstes Gl<text:span text:style-name="T14">u</text:span>kose in den Zellen Verbrant um Energie zu gewinnen<text:span text:style-name="T14"> und durch den hohen Insulinspiegel, wird das Fett in dem Fettgewebe gespeichert. Nimmt man nur Fett zu sich, Bleibt der Insulinspiegel niedrig, Fett wird aus dem Fettgewebe abgegeben und statt Glukose wird Fett verbrannt.</text:span></text:p>
      <text:p text:style-name="P16">---Fett---</text:p>
      <text:p text:style-name="P16">-&gt;Besteht aus Fettsäuren.</text:p>
      <text:p text:style-name="P16">-&gt;Kann wie Glukose in den Zellen zu Energie verbrannt werden.</text:p>
      <text:p text:style-name="P17"><text:soft-page-break/>-&gt;Fettsäuren können als Reserven im Fettgewebe eingelagert werden.</text:p>
      <text:p text:style-name="P18">-&gt;Fettsäure: Besteht aus: Kette von Kohlenstoffatomen (unterschiedlich lang), Säuregruppe aus Sauerstoff- und Wasserstoff-Atomen.<text:span text:style-name="T15"> Gesättigt ist eine Fettsäure, wenn an allen freien Stellen der Kohlenstoff-Atome mit jeweils zwei Wasserstoff-Atome belegt sind.</text:span></text:p>
      <text:p text:style-name="P28">-&gt;Gesättigte Fettsäuren werden: zu Energie verbrannt oder im Fettgewebe gespeichert.</text:p>
      <text:p text:style-name="P19">-&gt;Gesättigte Fettsäuren können den Cholesterin-Spiegel erhöhen<text:span text:style-name="T16"> (wird mittlerweile in Frage gestellt).</text:span></text:p>
      <text:p text:style-name="P20">-&gt;Ungesettigte Fettsäuren: in der Kohlenstoffkette verbinden sich zwei Kohlenstoff-Atome Doppelt, so dass sie jeweils nur ein Wasserstoff-Atome an sich binden können. Dadurch ist das Molekühl geknikt, wodurch das Fett nicht in Fester, sondern in Flüssiger Form auftritt<text:span text:style-name="T17">, da durch die geknikte Form, die Molekühle weniger dicht bei einander liegen.</text:span></text:p>
      <text:p text:style-name="P21">-&gt;Einfach ungesättigte Fettsäuren: Eine Doppelbindung.<text:span text:style-name="T19"> Für Verbrennung. Kein Cholesterin-Anstieg.</text:span></text:p>
      <text:p text:style-name="P21">-&gt;Mehrfach ungesättigte Fettsäuren: Mehrere Doppelbindungen.<text:span text:style-name="T18"> Werden als Baustoff für Zellwände eingesetzt, Bildung von Immunstoffen, können vom Körper nicht selbst hergestellt werden, lebenswichtige Nährstoffe. Werden in Omega-3 und Omega-6 Fettsäuren aufgeteilt.</text:span></text:p>
      <text:p text:style-name="P22">-&gt;Omega-6 und Omega-3 Fettsäuren: Fängt man bei dem ersten (Omega) Kohlenstoff-Atom an die Kohlenstoff-Atome bis zur ersten Doppelbindung zu zählen<text:span text:style-name="T20"> und die Anzahl der Atome 6 beträgt, handelt es sich um eine Omega-6 Fettsäure. Bei einer Omega-3 Fettsäure sind es 3 Kohlenstoff-Atome bis zur Doppelbindung.</text:span></text:p>
      <text:p text:style-name="P23">-&gt;Aus den Mehrfach ungesättigten Fettsäuren werden Eicosanoide gebildet.</text:p>
      <text:p text:style-name="P23">-&gt;Eicosanoide: Botenstoffe des Immunsystem: Regulieren den Ablauf von Entzündungreaktionen.<text:span text:style-name="T21"> Omega-6 Fettsäuren bilden Omega-6 Eicosanoide die Entzündungsfördernd wirken.</text:span></text:p>
      <text:p text:style-name="P24">Omega-3 Fettsäuren bilden Omega-3 Eicosanoide die Entzündungshemmend wirken.</text:p>
      <text:p text:style-name="P25">-&gt;Entzündung: Schädliche Keime treten in eine Wunde, die Wunde Entzündet sich, Entzündung erhöt die Durchblutung und lokt Abwehrzellen des Immunsystems an, welche die Keime Bekämpfen. Ist die Infektion beseitigt, klingt die Entzündung ab.</text:p>
      <text:p text:style-name="P26">Omega-3 und Omega-6 Fettsäuren benutzen das gleiche Enzymsystem um die Enzündungsfördernde und Enzündungshemmende Eicosanoide herzustellen. Nimmt man mehr Omega-6 Fettsäuren zu sich, neigt der Körper sehr stark zu entzündungen, die sehr schwer wieder abkl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3:35:39.084202076</meta:creation-date>
    <dc:date>2019-11-22T10:13:33.843990959</dc:date>
    <meta:editing-duration>PT5H8M3S</meta:editing-duration>
    <meta:editing-cycles>58</meta:editing-cycles>
    <meta:generator>LibreOffice/6.0.7.3$Linux_X86_64 LibreOffice_project/00m0$Build-3</meta:generator>
    <meta:document-statistic meta:table-count="0" meta:image-count="0" meta:object-count="0" meta:page-count="3" meta:paragraph-count="41" meta:word-count="956" meta:character-count="7118" meta:non-whitespace-character-count="6201"/>
  </office:meta>
</office:document-meta>
</file>